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Preformatted_20_Text">
      <style:paragraph-properties fo:margin-left="0.4925in" fo:margin-right="0in" fo:text-indent="0in" style:auto-text-indent="false"/>
    </style:style>
    <style:style style:name="P4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GREP</text:p>
      <text:p text:style-name="P2"><text:a xlink:type="simple" xlink:href="../DungeonCraftHelp.html">DungeonCraft Help Home</text:a></text:p>
      <text:p text:style-name="P2">$GREP is a regular-expression compiler and search engine. <text:s/>If you know what that means then all is well. <text:s/>Otherwise you should check out the topic "regular expressions".</text:p>
      <text:p text:style-name="P2">$GREP implements 'egrep' regular expressions.</text:p>
      <text:p text:style-name="P3"><text:s text:c="4"/>$GREP ( regularExpression, string)</text:p>
      <text:p text:style-name="P2">Return value:</text:p>
      <text:p text:style-name="P2">The string is searched using the regular expression and returns true ("1") or false ("") depending on whether a match is or is not successful.</text:p>
      <text:p text:style-name="P2">As a side-effect, if the match is successful, any substrings that were matched are put safely away where you can reference them before using $GREP (or $GCASE) again. <text:s/>You reference these sub-strings with <text:a xlink:type="simple" xlink:href="../GPDL$WIGGLE.html">$WIGGL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3:54:42</meta:creation-date>
    <meta:generator>OpenOffice.org/3.2$Win32 OpenOffice.org_project/320m12$Build-9483</meta:generator>
    <meta:editing-cycles>2</meta:editing-cycles>
    <meta:editing-duration>PT00H03M07S</meta:editing-duration>
    <dc:title>$GREP</dc:title>
    <dc:date>2010-05-09T17:11:22.09</dc:date>
    <dc:creator>Paul Stevens</dc:creator>
    <meta:document-statistic meta:table-count="0" meta:image-count="0" meta:object-count="0" meta:page-count="1" meta:paragraph-count="8" meta:word-count="102" meta:character-count="651"/>
  </office:meta>
</office:document-meta>
</file>